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7cb" officeooo:paragraph-rsid="0007d7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  <text:p text:style-name="Standard"/>
      <text:p text:style-name="Standard">#include &lt;stdio.h&gt;</text:p>
      <text:p text:style-name="Standard"/>
      <text:p text:style-name="Standard">int main() {</text:p>
      <text:p text:style-name="Standard"><text:s text:c="4"/>int p, c;</text:p>
      <text:p text:style-name="Standard"><text:s text:c="4"/>int count = 0, i, j;</text:p>
      <text:p text:style-name="Standard"><text:s text:c="4"/>int alc[5][3], max[5][3], need[5][3], safe[5];</text:p>
      <text:p text:style-name="Standard"><text:s text:c="4"/>int available[3], done[5], terminate = 0;</text:p>
      <text:p text:style-name="Standard"/>
      <text:p text:style-name="Standard"><text:s text:c="4"/>printf("Enter the number of processes and resources: ");</text:p>
      <text:p text:style-name="Standard"><text:s text:c="4"/>scanf("%d %d", &amp;p, &amp;c);</text:p>
      <text:p text:style-name="Standard"/>
      <text:p text:style-name="Standard"><text:s text:c="4"/>printf("Enter allocation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alc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maximum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max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available resources:\n");</text:p>
      <text:p text:style-name="Standard"><text:s text:c="4"/>for (i = 0; i &lt; c; i++) {</text:p>
      <text:p text:style-name="Standard"><text:s text:c="8"/>scanf("%d", &amp;available[i]);</text:p>
      <text:p text:style-name="Standard"><text:s text:c="4"/>}</text:p>
      <text:p text:style-name="Standard"/>
      <text:p text:style-name="Standard"><text:s text:c="4"/>// Calculate Need Matrix</text:p>
      <text:p text:style-name="Standard"><text:s text:c="4"/>printf("\nNeed matrix:\n");</text:p>
      <text:p text:style-name="Standard"><text:s text:c="4"/>for (i = 0; i &lt; p; i++) {</text:p>
      <text:p text:style-name="Standard"><text:s text:c="8"/>for (j = 0; j &lt; c; j++) {</text:p>
      <text:p text:style-name="Standard"><text:s text:c="12"/>need[i][j] = max[i][j] - alc[i][j];</text:p>
      <text:p text:style-name="Standard"><text:s text:c="12"/>printf("%d\t", need[i][j]);</text:p>
      <text:p text:style-name="Standard"><text:s text:c="8"/>}</text:p>
      <text:p text:style-name="Standard"><text:s text:c="8"/>printf("\n");</text:p>
      <text:p text:style-name="Standard"><text:s text:c="8"/>done[i] = 0;</text:p>
      <text:p text:style-name="Standard"><text:s text:c="4"/>}</text:p>
      <text:p text:style-name="Standard"/>
      <text:p text:style-name="Standard"><text:s text:c="4"/>// Banker's Algorithm</text:p>
      <text:p text:style-name="Standard"><text:s text:c="4"/>while (count &lt; p) {</text:p>
      <text:p text:style-name="Standard"><text:s text:c="8"/>int found = 0;</text:p>
      <text:p text:style-name="Standard"><text:s text:c="8"/>for (i = 0; i &lt; p; i++) {</text:p>
      <text:p text:style-name="Standard"><text:s text:c="12"/>if (done[i] == 0) {</text:p>
      <text:p text:style-name="Standard"><text:s text:c="16"/>int can_run = 1;</text:p>
      <text:p text:style-name="Standard"><text:s text:c="16"/>for (j = 0; j &lt; c; j++) {</text:p>
      <text:p text:style-name="Standard"><text:s text:c="20"/>if (need[i][j] &gt; available[j]) {</text:p>
      <text:p text:style-name="Standard"><text:s text:c="24"/>can_run = 0;</text:p>
      <text:p text:style-name="Standard"><text:soft-page-break/><text:s text:c="24"/>break;</text:p>
      <text:p text:style-name="Standard"><text:s text:c="20"/>}</text:p>
      <text:p text:style-name="Standard"><text:s text:c="16"/>}</text:p>
      <text:p text:style-name="Standard"><text:s text:c="16"/>if (can_run) {</text:p>
      <text:p text:style-name="Standard"><text:s text:c="20"/>for (j = 0; j &lt; c; j++) {</text:p>
      <text:p text:style-name="Standard"><text:s text:c="24"/>available[j] += alc[i][j];</text:p>
      <text:p text:style-name="Standard"><text:s text:c="20"/>}</text:p>
      <text:p text:style-name="Standard"><text:s text:c="20"/>safe[count++] = i;</text:p>
      <text:p text:style-name="Standard"><text:s text:c="20"/>done[i] = 1;</text:p>
      <text:p text:style-name="Standard"><text:s text:c="20"/>found = 1;</text:p>
      <text:p text:style-name="Standard"><text:s text:c="16"/>}</text:p>
      <text:p text:style-name="Standard"><text:s text:c="12"/>}</text:p>
      <text:p text:style-name="Standard"><text:s text:c="8"/>}#include &lt;stdio.h&gt;</text:p>
      <text:p text:style-name="Standard"/>
      <text:p text:style-name="Standard">int main() {</text:p>
      <text:p text:style-name="Standard"><text:s text:c="4"/>int p, c;</text:p>
      <text:p text:style-name="Standard"><text:s text:c="4"/>int count = 0, i, j;</text:p>
      <text:p text:style-name="Standard"><text:s text:c="4"/>int alc[5][3], max[5][3], need[5][3], safe[5];</text:p>
      <text:p text:style-name="Standard"><text:s text:c="4"/>int available[3], done[5], terminate = 0;</text:p>
      <text:p text:style-name="Standard"/>
      <text:p text:style-name="Standard"><text:s text:c="4"/>printf("Enter the number of processes and resources: ");</text:p>
      <text:p text:style-name="Standard"><text:s text:c="4"/>scanf("%d %d", &amp;p, &amp;c);</text:p>
      <text:p text:style-name="Standard"/>
      <text:p text:style-name="Standard"><text:s text:c="4"/>printf("Enter allocation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alc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maximum matrix (%dx%d):\n", p, c);</text:p>
      <text:p text:style-name="Standard"><text:s text:c="4"/>for (i = 0; i &lt; p; i++) {</text:p>
      <text:p text:style-name="Standard"><text:s text:c="8"/>for (j = 0; j &lt; c; j++) {</text:p>
      <text:p text:style-name="Standard"><text:s text:c="12"/>scanf("%d", &amp;max[i][j]);</text:p>
      <text:p text:style-name="Standard"><text:s text:c="8"/>}</text:p>
      <text:p text:style-name="Standard"><text:s text:c="4"/>}</text:p>
      <text:p text:style-name="Standard"/>
      <text:p text:style-name="Standard"><text:s text:c="4"/>printf("Enter available resources:\n");</text:p>
      <text:p text:style-name="Standard"><text:s text:c="4"/>for (i = 0; i &lt; c; i++) {</text:p>
      <text:p text:style-name="Standard"><text:s text:c="8"/>scanf("%d", &amp;available[i]);</text:p>
      <text:p text:style-name="Standard"><text:s text:c="4"/>}</text:p>
      <text:p text:style-name="Standard"/>
      <text:p text:style-name="Standard"><text:s text:c="4"/>// Calculate Need Matrix</text:p>
      <text:p text:style-name="Standard"><text:s text:c="4"/>printf("\nNeed matrix:\n");</text:p>
      <text:p text:style-name="Standard"><text:s text:c="4"/>for (i = 0; i &lt; p; i++) {</text:p>
      <text:p text:style-name="Standard"><text:s text:c="8"/>for (j = 0; j &lt; c; j++) {</text:p>
      <text:p text:style-name="Standard"><text:s text:c="12"/>need[i][j] = max[i][j] - alc[i][j];</text:p>
      <text:p text:style-name="Standard"><text:s text:c="12"/>printf("%d\t", need[i][j]);</text:p>
      <text:p text:style-name="Standard"><text:s text:c="8"/>}</text:p>
      <text:p text:style-name="Standard"><text:s text:c="8"/>printf("\n");</text:p>
      <text:p text:style-name="Standard"><text:s text:c="8"/>done[i] = 0;</text:p>
      <text:p text:style-name="Standard"><text:s text:c="4"/>}</text:p>
      <text:p text:style-name="Standard"><text:soft-page-break/></text:p>
      <text:p text:style-name="Standard"><text:s text:c="4"/>// Banker's Algorithm</text:p>
      <text:p text:style-name="Standard"><text:s text:c="4"/>while (count &lt; p) {</text:p>
      <text:p text:style-name="Standard"><text:s text:c="8"/>int found = 0;</text:p>
      <text:p text:style-name="Standard"><text:s text:c="8"/>for (i = 0; i &lt; p; i++) {</text:p>
      <text:p text:style-name="Standard"><text:s text:c="12"/>if (done[i] == 0) {</text:p>
      <text:p text:style-name="Standard"><text:s text:c="16"/>int can_run = 1;</text:p>
      <text:p text:style-name="Standard"><text:s text:c="16"/>for (j = 0; j &lt; c; j++) {</text:p>
      <text:p text:style-name="Standard"><text:s text:c="20"/>if (need[i][j] &gt; available[j]) {</text:p>
      <text:p text:style-name="Standard"><text:s text:c="24"/>can_run = 0;</text:p>
      <text:p text:style-name="Standard"><text:s text:c="24"/>break;</text:p>
      <text:p text:style-name="Standard"><text:s text:c="20"/>}</text:p>
      <text:p text:style-name="Standard"><text:s text:c="16"/>}</text:p>
      <text:p text:style-name="Standard"><text:s text:c="16"/>if (can_run) {</text:p>
      <text:p text:style-name="Standard"><text:s text:c="20"/>for (j = 0; j &lt; c; j++) {</text:p>
      <text:p text:style-name="Standard"><text:s text:c="24"/>available[j] += alc[i][j];</text:p>
      <text:p text:style-name="Standard"><text:s text:c="20"/>}</text:p>
      <text:p text:style-name="Standard"><text:s text:c="20"/>safe[count++] = i;</text:p>
      <text:p text:style-name="Standard"><text:s text:c="20"/>done[i] = 1;</text:p>
      <text:p text:style-name="Standard"><text:s text:c="20"/>found = 1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if (!found) {</text:p>
      <text:p text:style-name="Standard"><text:s text:c="12"/>printf("\nSystem is in unsafe state (no safe sequence exists)\n");</text:p>
      <text:p text:style-name="Standard"><text:s text:c="12"/>return 0;</text:p>
      <text:p text:style-name="Standard"><text:s text:c="8"/>}</text:p>
      <text:p text:style-name="Standard"><text:s text:c="4"/>}</text:p>
      <text:p text:style-name="Standard"/>
      <text:p text:style-name="Standard"><text:s text:c="4"/>printf("\nSystem is in a safe state.\nSafe sequence: ");</text:p>
      <text:p text:style-name="Standard"><text:s text:c="4"/>for (i = 0; i &lt; p; i++) {</text:p>
      <text:p text:style-name="Standard"><text:s text:c="8"/>printf("P%d ", safe[i]);</text:p>
      <text:p text:style-name="Standard"><text:s text:c="4"/>}</text:p>
      <text:p text:style-name="Standard"/>
      <text:p text:style-name="Standard"><text:s text:c="4"/>printf("\nAvailable resources after completion: ");</text:p>
      <text:p text:style-name="Standard"><text:s text:c="4"/>for (i = 0; i &lt; c; i++) {</text:p>
      <text:p text:style-name="Standard"><text:s text:c="8"/>printf("%d ", available[i]);</text:p>
      <text:p text:style-name="Standard"><text:s text:c="4"/>}</text:p>
      <text:p text:style-name="Standard"><text:s text:c="4"/>printf("\n");</text:p>
      <text:p text:style-name="Standard"/>
      <text:p text:style-name="Standard"><text:s text:c="4"/>return 0;</text:p>
      <text:p text:style-name="Standard">}</text:p>
      <text:p text:style-name="Standard"><text:s text:c="8"/>if (!found) {</text:p>
      <text:p text:style-name="Standard"><text:s text:c="12"/>printf("\nSystem is in unsafe state (no safe sequence exists)\n");</text:p>
      <text:p text:style-name="Standard"><text:s text:c="12"/>return 0;</text:p>
      <text:p text:style-name="Standard"><text:s text:c="8"/>}</text:p>
      <text:p text:style-name="Standard"><text:s text:c="4"/>}</text:p>
      <text:p text:style-name="Standard"/>
      <text:p text:style-name="Standard"><text:s text:c="4"/>printf("\nSystem is in a safe state.\nSafe sequence: ");</text:p>
      <text:p text:style-name="Standard"><text:s text:c="4"/>for (i = 0; i &lt; p; i++) {</text:p>
      <text:p text:style-name="Standard"><text:s text:c="8"/>printf("P%d ", safe[i]);</text:p>
      <text:p text:style-name="Standard"><text:s text:c="4"/>}</text:p>
      <text:p text:style-name="Standard"><text:soft-page-break/></text:p>
      <text:p text:style-name="Standard"><text:s text:c="4"/>printf("\nAvailable resources after completion: ");</text:p>
      <text:p text:style-name="Standard"><text:s text:c="4"/>for (i = 0; i &lt; c; i++) {</text:p>
      <text:p text:style-name="Standard"><text:s text:c="8"/>printf("%d ", available[i]);</text:p>
      <text:p text:style-name="Standard"><text:s text:c="4"/>}</text:p>
      <text:p text:style-name="Standard"><text:s text:c="4"/>printf("\n"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0:29:40.064826863</meta:creation-date>
    <dc:date>2025-11-08T10:29:55.523566604</dc:date>
    <meta:editing-duration>PT15S</meta:editing-duration>
    <meta:editing-cycles>1</meta:editing-cycles>
    <meta:document-statistic meta:table-count="0" meta:image-count="0" meta:object-count="0" meta:page-count="4" meta:paragraph-count="144" meta:word-count="564" meta:character-count="4037" meta:non-whitespace-character-count="2345"/>
    <meta:generator>LibreOffice/7.3.7.2$Linux_X86_64 LibreOffice_project/30$Build-2</meta:generator>
  </office:meta>
</office:document-meta>
</file>